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97cm"/>
    </style:style>
    <style:style style:name="Tabla1.B" style:family="table-column">
      <style:table-column-properties style:column-width="3.094cm"/>
    </style:style>
    <style:style style:name="Tabla1.C" style:family="table-column">
      <style:table-column-properties style:column-width="5.313cm"/>
    </style:style>
    <style:style style:name="Tabla1.D" style:family="table-column">
      <style:table-column-properties style:column-width="2.096cm"/>
    </style:style>
    <style:style style:name="Tabla1.E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c953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8e6f3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d718e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914d7f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8d718e" officeooo:paragraph-rsid="008d718e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0pt" fo:letter-spacing="-0.012cm" fo:font-weight="normal" officeooo:rsid="001f30e1" officeooo:paragraph-rsid="007c9531" style:font-size-asian="10pt" style:font-weight-asian="normal" style:font-name-complex="Lucida Sans" style:font-size-complex="10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855ff8" officeooo:paragraph-rsid="00855ff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23" style:family="paragraph" style:parent-style-name="Table_20_Contents">
      <style:text-properties officeooo:paragraph-rsid="0072d148"/>
    </style:style>
    <style:style style:name="P24" style:family="paragraph" style:parent-style-name="Table_20_Contents">
      <style:text-properties fo:font-weight="bold" officeooo:paragraph-rsid="0072d148" style:font-weight-asian="bold" style:font-weight-complex="bold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  <style:style style:name="T3" style:family="text">
      <style:text-properties officeooo:rsid="0086b8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6b826"/>
    </style:style>
    <style:style style:name="T6" style:family="text">
      <style:text-properties officeooo:rsid="008f90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21"/>
      <text:p text:style-name="P20"><text:span text:style-name="T5">Cantidad</text:span><text:span text:style-name="T3">: </text:span><text:span text:style-name="T4"><text:placeholder text:placeholder-type="text">&lt;count(object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Número de Trámite Adm.</text:p>
          </table:table-cell>
          <table:table-cell table:style-name="Tabla1.A1" office:value-type="string">
            <text:p text:style-name="P12">Número <text:span text:style-name="T2">Orden de Pago</text:span></text:p>
          </table:table-cell>
          <table:table-cell table:style-name="Tabla1.A1" office:value-type="string">
            <text:p text:style-name="P10">Proveedor</text:p>
          </table:table-cell>
          <table:table-cell table:style-name="Tabla1.A1" office:value-type="string">
            <text:p text:style-name="P11"><text:span text:style-name="T6">Importe</text:span> <text:span text:style-name="T6">bruto</text:span></text:p>
          </table:table-cell>
          <table:table-cell table:style-name="Tabla1.E1" office:value-type="string">
            <text:p text:style-name="P9">Cheque/s</text:p>
          </table:table-cell>
        </table:table-row>
        <table:table-row>
          <table:table-cell table:style-name="Tabla1.A2" office:value-type="string">
            <text:p text:style-name="P19"><text:placeholder text:placeholder-type="text">&lt;for each="o in objects"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5"><text:placeholder text:placeholder-type="text">&lt;o.expedient_id.number&gt;</text:placeholder></text:p>
          </table:table-cell>
          <table:table-cell table:style-name="Tabla1.A2" office:value-type="string">
            <text:p text:style-name="P5"><text:placeholder text:placeholder-type="text">&lt;o.display_name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7"><text:placeholder text:placeholder-type="text">&lt;formatLang(o.payments_amount)&gt;</text:placeholder></text:p>
          </table:table-cell>
          <table:table-cell table:style-name="Tabla1.E2" office:value-type="string">
            <text:p text:style-name="P8"><text:placeholder text:placeholder-type="text">&lt;', '.join(o.payment_ids.filtered('check_type').mapped(lambda x: "%s - %s" % (x.check_name, x.amount)))&gt;</text:placeholder></text:p>
          </table:table-cell>
        </table:table-row>
        <table:table-row>
          <table:table-cell table:style-name="Tabla1.A2" office:value-type="string">
            <text:p text:style-name="P4"><text:placeholder text:placeholder-type="text">&lt;/for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E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>TOTAL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14"><text:placeholder text:placeholder-type="text">&lt;formatLang(sum(objects.mapped('payments_amount')))&gt;</text:placeholder></text:p>
          </table:table-cell>
          <table:table-cell table:style-name="Tabla1.E2" office:value-type="string">
            <text:p text:style-name="P15"><text:placeholder text:placeholder-type="text">&lt;formatLang(sum(objects.mapped('payment_ids').filtered('check_type').mapped('amount')))&gt;</text:placeholder></text:p>
          </table:table-cell>
        </table:table-row>
      </table:table>
      <text:p text:style-name="P3"/>
      <text:p text:style-name="P17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10T09:21:30.180952979</dc:date>
    <meta:editing-duration>PT3H53M27S</meta:editing-duration>
    <meta:editing-cycles>10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40" meta:character-count="492" meta:non-whitespace-character-count="46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